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389cm" svg:y="0.101cm">
            <draw:object draw:notify-on-update-of-ranges="Sheet1.B1:Sheet1.B19 Sheet1.E1:Sheet1.E19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table:formula="of:=90-0.5*[.A1]" office:value-type="float" office:value="90">
            <text:p>90</text:p>
          </table:table-cell>
          <table:table-cell office:value-type="float" office:value="291.2">
            <text:p>291,2</text:p>
          </table:table-cell>
          <table:table-cell table:formula="of:=331.9-[.C1]" office:value-type="float" office:value="40.7">
            <text:p>40,7</text:p>
          </table:table-cell>
          <table:table-cell table:formula="of:=[.$C$1]-[.C1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90-0.5*[.A2]" office:value-type="float" office:value="87.5">
            <text:p>87,5</text:p>
          </table:table-cell>
          <table:table-cell office:value-type="float" office:value="288">
            <text:p>288</text:p>
          </table:table-cell>
          <table:table-cell table:formula="of:=331.9-[.C2]" office:value-type="float" office:value="43.9">
            <text:p>43,9</text:p>
          </table:table-cell>
          <table:table-cell table:formula="of:=[.$C$1]-[.C2]" office:value-type="float" office:value="3.19999999999999">
            <text:p>3,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90-0.5*[.A3]" office:value-type="float" office:value="85">
            <text:p>85</text:p>
          </table:table-cell>
          <table:table-cell office:value-type="float" office:value="285.4">
            <text:p>285,4</text:p>
          </table:table-cell>
          <table:table-cell table:formula="of:=331.9-[.C3]" office:value-type="float" office:value="46.5">
            <text:p>46,5</text:p>
          </table:table-cell>
          <table:table-cell table:formula="of:=[.$C$1]-[.C3]" office:value-type="float" office:value="5.80000000000001">
            <text:p>5,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90-0.5*[.A4]" office:value-type="float" office:value="82.5">
            <text:p>82,5</text:p>
          </table:table-cell>
          <table:table-cell office:value-type="float" office:value="282.7">
            <text:p>282,7</text:p>
          </table:table-cell>
          <table:table-cell table:formula="of:=331.9-[.C4]" office:value-type="float" office:value="49.2">
            <text:p>49,2</text:p>
          </table:table-cell>
          <table:table-cell table:formula="of:=[.$C$1]-[.C4]" office:value-type="float" office:value="8.5">
            <text:p>8,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90-0.5*[.A5]" office:value-type="float" office:value="80">
            <text:p>80</text:p>
          </table:table-cell>
          <table:table-cell office:value-type="float" office:value="279.4">
            <text:p>279,4</text:p>
          </table:table-cell>
          <table:table-cell table:formula="of:=331.9-[.C5]" office:value-type="float" office:value="52.5">
            <text:p>52,5</text:p>
          </table:table-cell>
          <table:table-cell table:formula="of:=[.$C$1]-[.C5]" office:value-type="float" office:value="11.8">
            <text:p>11,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90-0.5*[.A6]" office:value-type="float" office:value="77.5">
            <text:p>77,5</text:p>
          </table:table-cell>
          <table:table-cell office:value-type="float" office:value="276.5">
            <text:p>276,5</text:p>
          </table:table-cell>
          <table:table-cell table:formula="of:=331.9-[.C6]" office:value-type="float" office:value="55.4">
            <text:p>55,4</text:p>
          </table:table-cell>
          <table:table-cell table:formula="of:=[.$C$1]-[.C6]" office:value-type="float" office:value="14.7">
            <text:p>14,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90-0.5*[.A7]" office:value-type="float" office:value="75">
            <text:p>75</text:p>
          </table:table-cell>
          <table:table-cell office:value-type="float" office:value="273.5">
            <text:p>273,5</text:p>
          </table:table-cell>
          <table:table-cell table:formula="of:=331.9-[.C7]" office:value-type="float" office:value="58.4">
            <text:p>58,4</text:p>
          </table:table-cell>
          <table:table-cell table:formula="of:=[.$C$1]-[.C7]" office:value-type="float" office:value="17.7">
            <text:p>17,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90-0.5*[.A8]" office:value-type="float" office:value="72.5">
            <text:p>72,5</text:p>
          </table:table-cell>
          <table:table-cell office:value-type="float" office:value="270.3">
            <text:p>270,3</text:p>
          </table:table-cell>
          <table:table-cell table:formula="of:=331.9-[.C8]" office:value-type="float" office:value="61.6">
            <text:p>61,6</text:p>
          </table:table-cell>
          <table:table-cell table:formula="of:=[.$C$1]-[.C8]" office:value-type="float" office:value="20.9">
            <text:p>20,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90-0.5*[.A9]" office:value-type="float" office:value="70">
            <text:p>70</text:p>
          </table:table-cell>
          <table:table-cell office:value-type="float" office:value="266.3">
            <text:p>266,3</text:p>
          </table:table-cell>
          <table:table-cell table:formula="of:=331.9-[.C9]" office:value-type="float" office:value="65.6">
            <text:p>65,6</text:p>
          </table:table-cell>
          <table:table-cell table:formula="of:=[.$C$1]-[.C9]" office:value-type="float" office:value="24.9">
            <text:p>24,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90-0.5*[.A10]" office:value-type="float" office:value="67.5">
            <text:p>67,5</text:p>
          </table:table-cell>
          <table:table-cell office:value-type="float" office:value="264.5">
            <text:p>264,5</text:p>
          </table:table-cell>
          <table:table-cell table:formula="of:=331.9-[.C10]" office:value-type="float" office:value="67.4">
            <text:p>67,4</text:p>
          </table:table-cell>
          <table:table-cell table:formula="of:=[.$C$1]-[.C10]" office:value-type="float" office:value="26.7">
            <text:p>26,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90-0.5*[.A11]" office:value-type="float" office:value="65">
            <text:p>65</text:p>
          </table:table-cell>
          <table:table-cell office:value-type="float" office:value="261.6">
            <text:p>261,6</text:p>
          </table:table-cell>
          <table:table-cell table:formula="of:=331.9-[.C11]" office:value-type="float" office:value="70.3">
            <text:p>70,3</text:p>
          </table:table-cell>
          <table:table-cell table:formula="of:=[.$C$1]-[.C11]" office:value-type="float" office:value="29.6">
            <text:p>29,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90-0.5*[.A12]" office:value-type="float" office:value="62.5">
            <text:p>62,5</text:p>
          </table:table-cell>
          <table:table-cell office:value-type="float" office:value="258.1">
            <text:p>258,1</text:p>
          </table:table-cell>
          <table:table-cell table:formula="of:=331.9-[.C12]" office:value-type="float" office:value="73.8">
            <text:p>73,8</text:p>
          </table:table-cell>
          <table:table-cell table:formula="of:=[.$C$1]-[.C12]" office:value-type="float" office:value="33.1">
            <text:p>33,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90-0.5*[.A13]" office:value-type="float" office:value="60">
            <text:p>60</text:p>
          </table:table-cell>
          <table:table-cell office:value-type="float" office:value="254.3">
            <text:p>254,3</text:p>
          </table:table-cell>
          <table:table-cell table:formula="of:=331.9-[.C13]" office:value-type="float" office:value="77.6">
            <text:p>77,6</text:p>
          </table:table-cell>
          <table:table-cell table:formula="of:=[.$C$1]-[.C13]" office:value-type="float" office:value="36.9">
            <text:p>36,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90-0.5*[.A14]" office:value-type="float" office:value="57.5">
            <text:p>57,5</text:p>
          </table:table-cell>
          <table:table-cell office:value-type="float" office:value="250.9">
            <text:p>250,9</text:p>
          </table:table-cell>
          <table:table-cell table:formula="of:=331.9-[.C14]" office:value-type="float" office:value="81">
            <text:p>81</text:p>
          </table:table-cell>
          <table:table-cell table:formula="of:=[.$C$1]-[.C14]" office:value-type="float" office:value="40.3">
            <text:p>40,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90-0.5*[.A15]" office:value-type="float" office:value="55">
            <text:p>55</text:p>
          </table:table-cell>
          <table:table-cell office:value-type="float" office:value="247.7">
            <text:p>247,7</text:p>
          </table:table-cell>
          <table:table-cell table:formula="of:=331.9-[.C15]" office:value-type="float" office:value="84.2">
            <text:p>84,2</text:p>
          </table:table-cell>
          <table:table-cell table:formula="of:=[.$C$1]-[.C15]" office:value-type="float" office:value="43.5">
            <text:p>43,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90-0.5*[.A16]" office:value-type="float" office:value="52.5">
            <text:p>52,5</text:p>
          </table:table-cell>
          <table:table-cell office:value-type="float" office:value="244.4">
            <text:p>244,4</text:p>
          </table:table-cell>
          <table:table-cell table:formula="of:=331.9-[.C16]" office:value-type="float" office:value="87.5">
            <text:p>87,5</text:p>
          </table:table-cell>
          <table:table-cell table:formula="of:=[.$C$1]-[.C16]" office:value-type="float" office:value="46.8">
            <text:p>46,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90-0.5*[.A17]" office:value-type="float" office:value="50">
            <text:p>50</text:p>
          </table:table-cell>
          <table:table-cell office:value-type="float" office:value="240.9">
            <text:p>240,9</text:p>
          </table:table-cell>
          <table:table-cell table:formula="of:=331.9-[.C17]" office:value-type="float" office:value="91">
            <text:p>91</text:p>
          </table:table-cell>
          <table:table-cell table:formula="of:=[.$C$1]-[.C17]" office:value-type="float" office:value="50.3">
            <text:p>50,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90-0.5*[.A18]" office:value-type="float" office:value="47.5">
            <text:p>47,5</text:p>
          </table:table-cell>
          <table:table-cell office:value-type="float" office:value="238.5">
            <text:p>238,5</text:p>
          </table:table-cell>
          <table:table-cell table:formula="of:=331.9-[.C18]" office:value-type="float" office:value="93.4">
            <text:p>93,4</text:p>
          </table:table-cell>
          <table:table-cell table:formula="of:=[.$C$1]-[.C18]" office:value-type="float" office:value="52.7">
            <text:p>52,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90-0.5*[.A19]" office:value-type="float" office:value="45">
            <text:p>45</text:p>
          </table:table-cell>
          <table:table-cell office:value-type="float" office:value="235.9">
            <text:p>235,9</text:p>
          </table:table-cell>
          <table:table-cell table:formula="of:=331.9-[.C19]" office:value-type="float" office:value="96">
            <text:p>96</text:p>
          </table:table-cell>
          <table:table-cell table:formula="of:=[.$C$1]-[.C19]" office:value-type="float" office:value="55.3">
            <text:p>55,3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2">
          <table:table-cell office:value-type="string">
            <text:p>Brewsterwinkel</text:p>
          </table:table-cell>
          <table:table-cell table:number-columns-repeated="4"/>
        </table:table-row>
        <table:table-row table:style-name="ro1">
          <table:table-cell office:value-type="string">
            <text:p>Felix</text:p>
          </table:table-cell>
          <table:table-cell office:value-type="string">
            <text:p>Michael</text:p>
          </table:table-cell>
          <table:table-cell table:number-columns-repeated="3"/>
        </table:table-row>
        <table:table-row table:style-name="ro1">
          <table:table-cell office:value-type="float" office:value="64.7">
            <text:p>64,7</text:p>
          </table:table-cell>
          <table:table-cell office:value-type="float" office:value="68.5">
            <text:p>68,5</text:p>
          </table:table-cell>
          <table:table-cell table:number-columns-repeated="3"/>
        </table:table-row>
        <table:table-row table:style-name="ro1">
          <table:table-cell office:value-type="float" office:value="63.4">
            <text:p>63,4</text:p>
          </table:table-cell>
          <table:table-cell office:value-type="float" office:value="67.4">
            <text:p>67,4</text:p>
          </table:table-cell>
          <table:table-cell table:number-columns-repeated="3"/>
        </table:table-row>
        <table:table-row table:style-name="ro1">
          <table:table-cell office:value-type="float" office:value="67.8">
            <text:p>67,8</text:p>
          </table:table-cell>
          <table:table-cell office:value-type="float" office:value="66.4">
            <text:p>66,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Polarisator 5^\circ gedreht</text:p>
          </table:table-cell>
          <table:table-cell table:number-columns-repeated="4"/>
        </table:table-row>
        <table:table-row table:style-name="ro1">
          <table:table-cell office:value-type="float" office:value="65.9">
            <text:p>65,9</text:p>
          </table:table-cell>
          <table:table-cell office:value-type="float" office:value="66.8">
            <text:p>66,8</text:p>
          </table:table-cell>
          <table:table-cell table:number-columns-repeated="3"/>
        </table:table-row>
        <table:table-row table:style-name="ro1">
          <table:table-cell office:value-type="float" office:value="67.9">
            <text:p>67,9</text:p>
          </table:table-cell>
          <table:table-cell office:value-type="float" office:value="67.3">
            <text:p>67,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7.03.2015</text:date>, <text:time>17:5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urtz</meta:initial-creator>
    <meta:creation-date>2015-03-06T17:04:22.814374256</meta:creation-date>
    <dc:date>2015-03-07T17:54:37</dc:date>
    <dc:creator>Michael Lohmann</dc:creator>
    <meta:editing-duration>PT15M11S</meta:editing-duration>
    <meta:editing-cycles>3</meta:editing-cycles>
    <meta:generator>OpenOffice/4.1.1$Unix OpenOffice.org_project/411m6$Build-9775</meta:generator>
    <meta:document-statistic meta:table-count="1" meta:cell-count="1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05cm" svg:y="3.97cm" style:legend-expansion="high" chart:style-name="ch2"/>
        <chart:plot-area chart:style-name="ch3" table:cell-range-address="Sheet1.B1:Sheet1.B19 Sheet1.E1:Sheet1.E19" svg:x="0.77cm" svg:y="0.855cm" svg:width="10.595cm" svg:height="7.545cm">
          <chartooo:coordinate-region svg:x="1.422cm" svg:y="1.045cm" svg:width="9.653cm" svg:height="6.7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:Sheet1.E19" chart:class="chart:scatter">
            <chart:domain table:cell-range-address="Sheet1.B1:Sheet1.B19"/>
            <chart:regression-curve chart:style-name="ch7">
              <chart:equation chart:display-r-square="true" svg:x="9.227cm" svg:y="0cm"/>
            </chart:regression-curve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heet1.B1:Sheet1.B19</svg:desc>
                </draw:g>
              </table:table-cell>
              <table:table-cell office:value-type="float" office:value="0">
                <text:p>0</text:p>
                <draw:g>
                  <svg:desc>Sheet1.E1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.5">
                <text:p>87.5</text:p>
              </table:table-cell>
              <table:table-cell office:value-type="float" office:value="3.19999999999999">
                <text:p>3.1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5.80000000000001">
                <text:p>5.80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.5">
                <text:p>82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.5">
                <text:p>77.5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5">
                <text:p>72.5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5">
                <text:p>67.5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5">
                <text:p>62.5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5">
                <text:p>57.5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5">
                <text:p>52.5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5">
                <text:p>47.5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55.3">
                <text:p>55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